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in" loext:contextual-spacing="false" fo:text-indent="0.5in" style:auto-text-indent="false"/>
    </style:style>
    <style:style style:name="P4"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tsu Tsutomu</text:span></text:p>
      <text:p text:style-name="P1"><text:tab/>When assigned to the Wall during his first tour in the Imperial Legions, Tsutomu was almost killed while on a raiding party. <text:s/>He and his comrades had been assigned to clear out a horde of goblins about 80 miles from the Wall. <text:s/>What the Hiruma scouts had failed to realize was that a family of ogres had taken control of the horde and merged it with other nearby hordes. <text:s/>The battle was intense, with heavy losses on both sides, and most of the raiding party was killed.</text:p>
      <text:p text:style-name="P1"><text:tab/>As his strength began to fail, Tsutomu felt himself possessed by one of his ancestors, who fought for him and through him. <text:s/>He charged at the only surviving ogre and finished it off with an inhuman display of strength and skill. <text:s/>The few remaining goblins fled, leaving only five men left alive in the platoon.</text:p>
      <text:p text:style-name="P1"><text:tab/>Before his ancestor departed, Tsutomu was told that this was the first of three battles he would fight against overwhelming odds against forces from the Shadowlands. <text:s/>Only through great courage and strength and cunning would he survive the next two encounters. <text:s/>His ancestor left without even revealing her name, though Tsutomu later learned through research and augury that it was Matsu Mori, who died gloriously fighting against the Maw.</text:p>
      <text:p text:style-name="P1"><text:tab/>Tsutomu eventually reenlisted in the Imperial Legions and volunteered to be sent back to the Wall, eager to fulfill his destiny no matter the risk to himself. <text:s/>He trained obsessively to make himself stronger and studied all the Shadowlands lore available to him. <text:s/>His skill and expertise led him to quickly rise through the ranks of the Legion, and by the time he reenlisted for a third tour he was already a Company captain.</text:p>
      <text:p text:style-name="P3">Nine years after his first great battle, Tsutomu was leading another raiding party, which came across a small nest of goblins. <text:s/>The goblins fled immediately upon seeing the superior force, but they ran away from the water of the closest swamp and instead headed into the trees of the nearby forest. <text:s/>Tsutomu was suspicious and sent his best scouts ahead of the platoon to determine whether this was a trap; goblins are occasionally capable of such trickery, and ogres who dominate local goblin hordes can be extremely cunning.</text:p>
      <text:p text:style-name="P1"><text:tab/>Sure enough, his scouts returned with reports of a far larger force than the platoon could comfortably defeat, waiting to surround them once they entered the trees. <text:s/>Tsutomu worried that if he turned back to get reinforcements, they would be followed and might not be able to win the battle, even on open ground. <text:s/>So instead he had his men retreat to the closest hill and hastily construct what fortifications they could. <text:s/>His scouts crept to the edge of the forest and shot the closest goblins they could find, making much noise before running speedily back to the fortified platoon. <text:s/>The goblins’ nature compelled them to give chase, and soon the entire horde was rushing to the top of the hill to confront the platoon.</text:p>
      <text:p text:style-name="P1"><text:tab/>Even with the plan having worked, it was a gruelling fight, and nearly a third of the platoon was killed before the goblins’ resolve broke and they fled. <text:s/>Tsutomu was once again hailed as a hero, and eventually promoted to Battalion commander. <text:s/>He further gained more respect from the Crab by quelling discontent against the Hiruma scouts who had once again failed to gather accurate information on the size of the goblin hordes less than 100 miles from the Wall.</text:p>
      <text:p text:style-name="P1"><text:tab/>A few months later while visiting his home in Matsu lands, Tsutomu awoke in the middle of the night in a cold sweat, terrified that his homeland would be attacked by Shadowlands forces. <text:s/>He could not remember his dream, but the thought was crystal clear in his head that his presence was putting his homeland in danger. <text:s/>Shaking uncontrollably from the weight of divine revelation, Tsutomu realized that because he was destined to once again face overwhelming Shadowlands forces, the further he went from the Wall, the larger a Shadowlands force would be required to smash through the Empire’s defences to reach him.</text:p>
      <text:p text:style-name="P1"><text:tab/>Panicked, he departed immediately, and despite the protests from his family he declared that he would not return home until his destiny had been fulfilled. <text:s/>Many have privately mocked him for holding such a narcissistic belief that he might destroy the Empire simply by travelling north. <text:s/>Others have respectfully attempted to educate him on the traditional doctrines on prophecy, explaining that such fears are unfounded. <text:s/>Tsutomu is unwavering, and contends that even if the chance of catastrophe is small, any risk of such absolute destruction is unacceptable. <text:s/>Even most who deride his concerns are moved by his sense of duty and self-sacrifice.</text:p>
      <text:p text:style-name="P1"><text:tab/>It has now been almost two decades since his last great battle. <text:s/>Now that he is well into his 40s, many wonder how long he can remain in command before being forced into retirement. <text:s/>Tsutomu is convinced that the Day of Thunder heralds dangerous times ahead, and believes it will not be long before his destiny is fulfilled.</text:p>
      <text:p text:style-name="P1"/>
      <text:p text:style-name="P1"><text:span text:style-name="T1">Mirumoto Uta</text:span></text:p>
      <text:p text:style-name="P1"><text:tab/>Uta is a merchant who works as a supply sergeant for the battalion. <text:s/>She is acquiring a reputation as a degenerate gambler, and many believe that if she were not wealthy enough to sustain the frequent losses that all gamblers face, it would put her position and career in jeopardy. <text:s/>She has explained that she doesn’t gamble for the money or the thrill, but as a form of fortune telling. <text:s/>It is well known that luck ebbs and flows like the tide, with peaks and troughs like waves on the beach. <text:s/>By gambling regularly to measure whether her good fortune is waxing or waning, she can choose opportune times to volunteer for missions in the Shadowlands. <text:s/>Uta attributes her success in goblin battles to this practice.</text:p>
      <text:p text:style-name="P1"/>
      <text:p text:style-name="P1"><text:span text:style-name="T1">Matsu Kiyora</text:span></text:p>
      <text:p text:style-name="P1"><text:tab/>The second time Kiyora went into the Shadowlands, her raiding party successfully slaughtered a small horde of goblins. <text:s/>No one was killed, though Kiyora sustained heavy injuries. <text:s/>She could feel her wounds festering as they journeyed back to the Wall, and by the time they rejoined civilization, Kiyora knew that they were too late and she was irrevocably tainted. <text:s/>The healers told her to wait and see, cautioning her that many rookies become wrongly convinced of their own doom after their first Shadowlands battle, but Kiyora knew the truth.</text:p>
      <text:p text:style-name="P1"><text:tab/>She awoke the next morning fevered and nauseous. <text:s/>The clear blue sky seemed somehow tinted and joyless, and the fresh air felt wrong in her lungs. <text:s/>She fled to the nearby woods, but even walking through the pristine beauty of nature offered no trace of happiness. <text:s/>Feeling increasingly weak and exhausted, she knelt and drew her wakizashi, considering that an honorable death in seppuku was now the only thing left for her. <text:s/>Half-delirious, she despaired that even in death the taint would not leave her body, and she wondered what would become of her spirit after it departed its corrupted shell.</text:p>
      <text:p text:style-name="P1"><text:tab/>Hearing a noise, she looked up to see an unnaturally large wolf not 20 feet from where she knelt. <text:s/>As it crept towards her, she could see that it was no ordinary animal, and she dropped her wakizashi and prostrated herself, offering her body to the spirit. <text:s/>She understood in that moment that being consumed by this creature would purify her in death, and the wolf could lead her spirit into Jigoku in payment for her sacrifice. <text:s/>As the wolf came nearer, she pressed her face to the earth in supplication. <text:s/>The last thing she remembered was its breath on her neck before she blacked out.</text:p>
      <text:p text:style-name="P1"><text:tab/>Kiyora awoke some time later, alone and confused. <text:s/>She remained weak, but felt somehow also rejuvenated. <text:s/>She was still sick and queasy, but she found her appetite had returned. <text:s/>As a light breeze wafted through the trees, she felt the beauty of the forest and knew that she had been saved. <text:s/>Though the taint was still with her, it had been decreased by the spirit wolf to where her body now could fight against it and drive out the rest. <text:s/>She wept with praise and gratitude, and staggered back to base to tell the others of her miracle.</text:p>
      <text:p text:style-name="P1"><text:tab/>Though some have wondered whether Kiyora’s tale is merely the fever dream of a hysterical rookie, many soldiers have joined Kiyora in leaving gifts and offerings in the forest and praying to the wolf spirit, asking for the same aid if ever they too should fall to the taint of the Shadowlands.</text:p>
      <text:p text:style-name="P1"/>
      <text:p text:style-name="P1"><text:span text:style-name="T1">Isawa Koichi</text:span></text:p>
      <text:p text:style-name="P1"><text:tab/>Koichi is a tracker who hunted bandits in the Isawa woodlands before being assigned to the Imperial Legions. <text:s/>She once tracked a group of bandits into the woods after following the tracks they left from robbing a caravan, but she soon lost their trail. <text:s/>Reasoning that few bandits actually live in the woods, she took a chance on them returning to their homes that evening. <text:s/>After darkness fell, she was vindicated as she saw lantern light in the distance through the trees. <text:s/>Following behind, she tried to draw close enough to avoid losing track of them, but she ended up stumbling upon one of the bandits who had not bothered to light a lantern.</text:p>
      <text:p text:style-name="P1"><text:tab/>He shouted for his comrades and attacked even as she drew her katana. <text:s/>Though she managed to dispatch him, she was now wounded and feared she could no longer run as quickly as she needed to escape her pursuers. <text:s/>As her lungs burned and her wounds bled, she prayed to whatever kami were listening to deliver her from this danger.</text:p>
      <text:p text:style-name="P1"><text:soft-page-break/><text:tab/>Suddenly she found herself stumbling into a small clearing. <text:s/>The moon shone overhead far more brightly than she remembered, enveloping her in its radiance and conveying a profound sense of peace and safety. <text:s/>As she stepped into the center of the clearing, she looked up at the stars and found she could not recognize any constellations. <text:s/>As she sat down to bandage her wounds, she periodically looked skyward to thank Lord Moon for offering her shelter. <text:s/>Each time the night sky seemed different, as if the stars themselves were moving either too slowly or too quickly for her to track.</text:p>
      <text:p text:style-name="P1"><text:tab/>The next morning Koichi returned home safely, and was eventually able to uncover the identities of the surviving bandits. <text:s/>She recounted her tale and credited Lord Moon’s favor for the arrests, and she began carrying obsidian with her to to observe and solicit her good fortune. <text:s/>She searched the woods for the clearing where she’d accepted sanctuary, but she was unsure whether it was any of the clearings she found, or whether she had even been in this world while taking refuge that night. <text:s/>She commissioned obsidian figurines to bury in all the clearings in that area, and she burnt incense and prayed her gratitude as she meditated in the forest.</text:p>
      <text:p text:style-name="P1"><text:tab/>After the Day of Thunder, Koichi found herself looked upon with suspicion. <text:s/>Lord Moon’s favor had become a mark of ignominity, but she was unwilling to forswear her benefactor. <text:s/>She declared her undying loyalty to the Empire and swore she would never turn against Lady Sun or support any cult of Lord Moon, but neither could she show herself ungrateful. <text:s/>After all, while the Emperor had recently declared it heretical to pray to Lord Moon from within any temple consecrated to Lady Sun, he had not forbidden his subjects from praying to Lord Moon in general, lest the Empire suffer the consequences of his displeasure.</text:p>
      <text:p text:style-name="P1"><text:tab/>Still, Koichi found herself marginalized, and eventually volunteered for the Imperial Legions, as that was the only promotion she found herself able to get. <text:s/>Unfortunately, her reputation has followed her to the Kaiu Wall, where she has encountered similar hostility and suspicion. <text:s/>Kuni Yori recently visited to interrogate her, and afterwards assured everyone that her loyalty was not in doubt, though as to what tests he performed he did not speak. <text:s/>Koichi has been ordered to not share any details of their meeting, and she seems haunted by the experience.</text:p>
      <text:p text:style-name="P1"/>
      <text:p text:style-name="P1"><text:span text:style-name="T1">Matsu Tonami</text:span></text:p>
      <text:p text:style-name="P1"><text:tab/>Ever since the first time Tonami saw combat in the Shadowlands, she has been plagued with nightmares about being attacked by Shadowlands creatures. <text:s/>In her dreams she sees her comrades die around her and feels herself being killed and devoured by monsters until she wakes up shaking or screaming. <text:s/>She believes she was marked by an oni while in the Shadowlands, which attacks her in the dream realm while she sleeps. <text:s/>Such things have been known to happen, but it’s extremely rare and such dreams usually stem from a lack of courage. <text:s/>Many soldiers are granted transfers away from the Wall if they cannot handle the stress and danger.</text:p>
      <text:p text:style-name="P1"><text:tab/>Tonami knows that such a transfer would mark her forever as a coward, so she has resisted any suggestion to transfer away. <text:s/>Instead, she has volunteered for more raids than are required, and has consistently demonstrated unflinching courage in the face of danger. <text:s/>Some have whispered that she is simply making a show of bravery while being secretly terrified, though others argue that true courage is about overcoming fear rather than feeling unafraid.</text:p>
      <text:p text:style-name="P4"><text:tab/>Tonami eventually volunteered for a second tour on the Wall, attempting to put to rest any suspicion that her dreams come from cowardice or that she shrinks from danger. <text:s/>She has taken to camping in the nearby woods where Kiyora was blessed by the wolf spirit, praying for it to also assist in her own struggles against the forces of darkness. <text:s/>Even if the wolf spirit never answers her prayers, at least she will not disturb her comrades when she wakes up screaming, which has been happening with increasing frequency as she goes on more Shadowlands missions.</text:p>
      <text:p text:style-name="P3">Tonami recently solicited aid from the shugenja Kuni Yori, but he refused, saying there was nothing he could do to help her. <text:s/>He further declined to offer any guidance or even his opinion on the nature of her affliction. <text:s/>Tonami has wondered aloud about the motives behind this odd refusal. <text:s/>Such incuriousness is uncharacteristic of the Kuni, and this has made her further convinced that her predicament is strange and supernatural in nature.</text:p>
      <text:p text:style-name="P1"/>
      <text:p text:style-name="P1"><text:span text:style-name="T1">Shiba Asayo</text:span></text:p>
      <text:p text:style-name="P1"><text:tab/>Asayo is a courtier who met with the customary skepticism that most bushi feel for any courtier assigned to the Wall. <text:s/>Many feel nervous about going into battle alongside a man who isn’t a warrior, far preferring bushi comrades who are maximally trained in combat. <text:s/>They were further suspicious of his seemingly foppish nature, as his main interests are playwriting and painting. <text:s/>However, he has proven himself in battle and in the dojo enough times that no one who has fought against or alongside him shows any concern about his worthiness.</text:p>
      <text:p text:style-name="P1"><text:tab/>Before each mission into the Shadowlands, Asayo paints one half of a painting, then finishes it after his return. <text:s/>The first half is itself a complete (if spare) work, and the second half fills in details which often change the overall meaning of the piece. <text:s/>He expects that if he falls in battle against the forces of evil then his final “unfinished” painting shall be quite a collector’s item. <text:s/>He has gifted some of his finest works to high-ranking officers and visiting officials, and his art has become well regarded, especially since each painting has an associated (though often exaggerated) story from his mission.</text:p>
      <text:p text:style-name="P1"><text:tab/>As he progresses in mastery of his art, Asayo increasingly finds himself in a sublime and almost trancelike state as he paints, as the process of the great masters has been described. <text:s/>Just as a swordsman is told to strike with no thought, so too has Asayo begun to create with a clear mind and let the brush move of its own accord. <text:s/>Eventually he began noticing details in his half-finished works that he does not remember adding, which he recognizes as a sign that he is on the path to becoming one of the transcendent masters.</text:p>
      <text:p text:style-name="P3">About a year ago, when returning to finish a painting after a mission, he started noticing details which reminded him of places or objects he encountered while in the Shadowlands. <text:s/>It’s always subtle, such as an oddly shaped branch or the curve of a rocky stream, but it has now happened enough times that he has begun sharing his unfinished works. <text:s/>Reactions are mixed, but many have recognized details in his unfinished paintings later appear in the Shadowlands. <text:s/>Some of Asayo’s comrades have taken to scrutinizing his half-finished works before they embark on a mission with him, looking for signs and omens.</text:p>
      <text:p text:style-name="P1"/>
      <text:p text:style-name="P1"><text:span text:style-name="T1">Kitsuki Fu</text:span></text:p>
      <text:p text:style-name="P1"><text:tab/>After being assigned to the Imperial Legions, Kitsuki Fu was first stationed at Beiden Pass. <text:s/>The legion there is expected to maintain a sizable force in the mountain pass itself, but the soldiers far prefer to spend their time in the nearby city of Ryoko Owari. <text:s/>People often make arrangements to cover for one another so they can spend extra time in the city, but sometimes due to poor planning or plain irresponsibility people simply fail to report for duty. <text:s/>Fu was assigned to a squad tasked with recording these absences, tracking down wayward soldiers, and returning them to Beiden Pass for discipline.</text:p>
      <text:p text:style-name="P1"><text:tab/>One day as Fu set about her usual routine, she found herself with the odd feeling that she was neglecting something important. <text:s/>She set aside those concerns to focus on the day’s work, but that night she reviewed her journal to check for notes or reminders. <text:s/>She was shocked to learn that she had been investigating a disappearance of which she had no memory. <text:s/>Fu asked her colleagues, but none of them could remember anything about it. <text:s/>She took more notes and wrote down her reactions, then wrapped her journal around her daisho in case she awoke the next morning with another hole in her memory.</text:p>
      <text:p text:style-name="P1"><text:tab/>Fu woke without forgetting her evening’s work, but found that the pages she had been studying were missing. <text:s/>Her entry from the previous night was still present, but every other page from the past week were gone. <text:s/>Panicked, she began pouring over the legion’s attendance records to see who might be missing, and insisting that her colleagues begin constantly journaling their own activities and reviewing those journals daily.</text:p>
      <text:p text:style-name="P1"><text:tab/>A few nights later, Fu found herself in the room of her squad sergeant. <text:s/>As she came back to herself, she found herself being shaken awake even as she realized she was burning the journal she had convinced him to begin keeping. <text:s/>It was later discovered that she had also destroyed the attendance records as well as all records of the soldiers currently assigned to the legion.</text:p>
      <text:p text:style-name="P1"><text:tab/>Fu was terrified, and insisted that some sinister force was at work and anyone could now be in danger, perhaps of being eaten by an oni which consumed even the memories of its victims. <text:s/>The prospect was frightening (if unlikely), so much work was done to determine whether anyone was missing, and new procedures put in place to detect any such disappearances in the future. <text:s/>Fu insisted that the measures were laughingly insufficient and became belligerent at any suggestion that she was overreacting. <text:s/>It was pointed out that the only sign of anything awry was her own behavior, and perhaps she had become possessed by some spirit.</text:p>
      <text:p text:style-name="P1"><text:tab/>A shugenja was called in, who confirmed she was not currently possessed, though this did not prove she had not been possessed at some time in the recent past or that she would not again fall victim to possession in the future. <text:s/>As she became increasingly confrontational and hysterical, she was eventually demoted and transferred to the Wall, where the officers had far more experience keeping an eye on soldiers who might be suffering evil influences.</text:p>
      <text:p text:style-name="P1"><text:tab/>Fu eventually realized that the only way to see the investigation through was to prove her sanity and level-headedness to her superiors in her current post. <text:s/>She has stated that she wishes to demonstrate her clear thinking and sharp intellect so that her superiors can write letters of recommendation and send word that this matter should be given more urgency that it has previously received. <text:s/>Because she had been near the end of her tour of duty, she reenlisted to give herself more time to gain the recommendations she needs.</text:p>
      <text:p text:style-name="P3">After the Day of Thunder, Fu felt vindicated and suspects that Lord Moon’s servants may have had some hand in this matter. <text:s/>She has gotten word that this investigation has received increased scrutiny after it was revealed that some in the Scorpion clan had fallen under Lord Moon’s influence, but she remains convinced they are not doing enough. <text:s/>Fu intends to return to Ryoko Owari after this tour of duty to hunt for whatever monster lurks in the shadows there.</text:p>
      <text:p text:style-name="P3"><text:soft-page-break/>In the meantime, Fu keeps a meticulous journal and has developed an obsessive system of indexing its pages, then carving the index into wooden planks she nails to the walls of the barracks. <text:s/>She reviews the journals regularly and checks for missing pages to ensure that no more of her memories are stolen from her. <text:s/>Thus far she has had no further missing time, which only confirms that the danger is centered around Ryoko Owari and Beiden Pas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3528" meta:character-count="20646" meta:non-whitespace-character-count="17022"/>
    <meta:generator>LibreOfficeDev/5.1.0.3$Linux_X86_64 LibreOffice_project/</meta:generator>
  </office:meta>
</office:document-meta>
</file>